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7.15cm" fo:margin-top="0cm" fo:margin-bottom="0cm" style:page-number="auto" table:align="center" style:writing-mode="lr-tb"/>
    </style:style>
    <style:style style:name="Tabela1.A" style:family="table-column">
      <style:table-column-properties style:column-width="17.15cm"/>
    </style:style>
    <style:style style:name="Tabela1.1" style:family="table-row">
      <style:table-row-properties style:min-row-height="20.585cm" fo:keep-together="auto"/>
    </style:style>
    <style:style style:name="Tabela1.A1" style:family="table-cell">
      <style:table-cell-properties fo:padding-left="0.191cm" fo:padding-right="0.191cm" fo:padding-top="0cm" fo:padding-bottom="0cm" fo:border="0.5pt solid #000001"/>
    </style:style>
    <style:style style:name="Tabela1.2" style:family="table-row">
      <style:table-row-properties style:min-row-height="0.603cm" fo:keep-together="auto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54c5a" officeooo:paragraph-rsid="00154c5a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74641" officeooo:paragraph-rsid="00174641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74641" officeooo:paragraph-rsid="0017b87d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7b87d" officeooo:paragraph-rsid="0017b87d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8e602" officeooo:paragraph-rsid="0018e602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0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0pt"/>
    </style:style>
    <style:style style:name="T4" style:family="text">
      <style:text-properties officeooo:rsid="00154c5a"/>
    </style:style>
    <style:style style:name="T5" style:family="text">
      <style:text-properties officeooo:rsid="0017b87d"/>
    </style:style>
    <style:style style:name="T6" style:family="text">
      <style:text-properties officeooo:rsid="0018e602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Conteúdo:</text:p>
            <text:p text:style-name="P1">1 Introdução <text:span text:style-name="T4">a linguagem de programação ruby</text:span></text:p>
            <text:p text:style-name="P5">Instalação nos sistemas operacionais windows e linux;</text:p>
            <text:p text:style-name="P6">Criação de programas simples procedurais e uso das variáveis </text:p>
            <text:p text:style-name="P6">Criação de programas simples procedurais com uso de Condicionais </text:p>
            <text:p text:style-name="P6">Criação de programas simples procedurais com uso de controles de fluxo</text:p>
            <text:p text:style-name="P6">Criação de programas simples orientado a objetos, <text:span text:style-name="T5">uso de classes </text:span></text:p>
            <text:p text:style-name="P7">Criação de programas simples <text:span text:style-name="T5">aplicação de conceitos de orientação a objetos</text:span></text:p>
            <text:p text:style-name="P1"/>
            <text:p text:style-name="P1"><text:span text:style-name="T5">2 Desenvolvimentos de sistemas usando arquitetura mvc (Model View Controller)</text:span></text:p>
            <text:p text:style-name="P8">Apresentação de definição da arquitetura MVC</text:p>
            <text:p text:style-name="P8">Apresentação e instalação do framework ruby on rails</text:p>
            <text:p text:style-name="P8">Criação do projeto para o curso em ruby on rails.</text:p>
            <text:p text:style-name="P8">Criação do repositório no github</text:p>
            <text:p text:style-name="P8"/>
            <text:p text:style-name="P1">3 <text:span text:style-name="T5">Integração com Mongodb, nginx e nodejs</text:span></text:p>
            <text:p text:style-name="P9">Instalação e configuração do Mongodb </text:p>
            <text:p text:style-name="P9">Instalação e configuração do Nginx</text:p>
            <text:p text:style-name="P9">Instalação e configuração do nodejs</text:p>
            <text:p text:style-name="P9">Configuração do sistema com mongodb, nginx e nodejs</text:p>
            <text:p text:style-name="P9"/>
            <text:p text:style-name="P1">4 <text:span text:style-name="T6">Melhoras da aplicação</text:span></text:p>
            <text:p text:style-name="P9">Criação de API</text:p>
            <text:p text:style-name="P9">Integração com redes sociais</text:p>
            <text:p text:style-name="P9">Uso de gems específicas para forms e montagem de layouts</text:p>
            <text:p text:style-name="P1"/>
            <text:p text:style-name="P2">Objetivos:</text:p>
            <text:p text:style-name="P9">1 Desenvolver a capacidade de solucionar problemas computacionais com uso da linguagem ruby e do framework ruby on rails.</text:p>
            <text:p text:style-name="P1">2 Fornecer instrumental analítico <text:span text:style-name="T6">de portabilidade com o uso de api’s</text:span></text:p>
            <text:p text:style-name="P1">3 Estimular a reflexão sobre problemas e dilemas relacionados às <text:span text:style-name="T6">tecnologias e desenvolvimento usando padrões de projeto</text:span></text:p>
            <text:p text:style-name="P11"><text:span text:style-name="T2"/></text:p>
          </table:table-cell>
        </table:table-row>
        <table:table-row table:style-name="Tabela1.2">
          <table:table-cell table:style-name="Tabela1.A1" office:value-type="string">
            <text:p text:style-name="P3">III SEMANA DE EXTENSÃO DA UNIVERSIDADE ESTADUAL DE ALAGO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6:46:54.094000000</meta:creation-date>
    <dc:date>2018-02-05T00:23:35.300000000</dc:date>
    <meta:editing-duration>PT1M18S</meta:editing-duration>
    <meta:editing-cycles>1</meta:editing-cycles>
    <meta:document-statistic meta:table-count="1" meta:image-count="0" meta:object-count="0" meta:page-count="2" meta:paragraph-count="27" meta:word-count="212" meta:character-count="1392" meta:non-whitespace-character-count="1203"/>
    <meta:generator>LibreOffice/5.4.4.2$Windows_X86_64 LibreOffice_project/2524958677847fb3bb44820e40380acbe820f960</meta:generator>
  </office:meta>
</office:document-meta>
</file>